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648" officeooo:paragraph-rsid="000dd648"/>
    </style:style>
    <style:style style:name="P2" style:family="paragraph" style:parent-style-name="Standard">
      <style:text-properties officeooo:rsid="000e2a9f" officeooo:paragraph-rsid="000e2a9f"/>
    </style:style>
    <style:style style:name="P3" style:family="paragraph" style:parent-style-name="Standard">
      <style:text-properties officeooo:rsid="000eada5" officeooo:paragraph-rsid="000eada5"/>
    </style:style>
    <style:style style:name="P4" style:family="paragraph" style:parent-style-name="Standard">
      <style:text-properties officeooo:rsid="000eada5" officeooo:paragraph-rsid="000eada5"/>
    </style:style>
    <style:style style:name="P5" style:family="paragraph" style:parent-style-name="Standard">
      <style:text-properties officeooo:rsid="001132ed" officeooo:paragraph-rsid="001132ed"/>
    </style:style>
    <style:style style:name="P6" style:family="paragraph" style:parent-style-name="Standard">
      <style:text-properties officeooo:rsid="0011f067" officeooo:paragraph-rsid="0011f067"/>
    </style:style>
    <style:style style:name="P7" style:family="paragraph" style:parent-style-name="Standard">
      <style:text-properties officeooo:rsid="0014e09c" officeooo:paragraph-rsid="0014e09c"/>
    </style:style>
    <style:style style:name="P8" style:family="paragraph" style:parent-style-name="Standard">
      <style:text-properties officeooo:rsid="0016d03c" officeooo:paragraph-rsid="0016d03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RK ate SQUID ate FISH</text:p>
      <text:p text:style-name="P1"/>
      <text:p text:style-name="P1">SHARK is a fork of Squid ate FISH</text:p>
      <text:p text:style-name="P1"/>
      <text:p text:style-name="P1">SHARK aims to go in the direction FISH was going before it got eaten by Squid. Features all your old fishy favourites as well as a multitude of new ships</text:p>
      <text:p text:style-name="P1"/>
      <text:p text:style-name="P3">Ships have always been a bit neglected in OpenTTD</text:p>
      <text:p text:style-name="P1"/>
      <text:p text:style-name="P1"/>
      <text:p text:style-name="P2">We all know and love FISH, right? It’s been in every single one of my games since it was introduced over a decade ago. Then Squid came along with more polish and new features, but with the unfortunate removal of things such as modern ferries and river barges. </text:p>
      <text:p text:style-name="P2"/>
      <text:p text:style-name="P3">So ever since then I’ve been combining Squid with older versions of FISH as well as other ship sets but each of them ha</text:p>
      <text:p text:style-name="P3"/>
      <text:p text:style-name="P5">SHARK combines ships from several sources:</text:p>
      <text:p text:style-name="P5">FISH 1</text:p>
      <text:p text:style-name="P5">FISH 2 (which was never released before Squid took over)</text:p>
      <text:p text:style-name="P5">SQUID (including various unfinished ships such as the Danube roster)</text:p>
      <text:p text:style-name="P5">Unsinkable Sam (early previews)</text:p>
      <text:p text:style-name="P6"/>
      <text:p text:style-name="P6"/>
      <text:p text:style-name="P6"/>
      <text:p text:style-name="P7">ottd suggestion list</text:p>
      <text:p text:style-name="P7"/>
      <text:p text:style-name="P7"><text:span text:style-name="T1">Picker tool </text:span>(with hotkey) click on anything and it takes you to the building tool for that item. Works on anything that’s buildable <text:s/>even if owned by another company, as long as it’s available.</text:p>
      <text:p text:style-name="P7"/>
      <text:p text:style-name="P7">If I can build road stations on town owned roads, I should also be able to convert them to one-way</text:p>
      <text:p text:style-name="P7"/>
      <text:p text:style-name="P7">When downgrading an area of track that includes reserved track, just convert the unreserved tracks instead of cancelling the whole thing</text:p>
      <text:p text:style-name="P7"/>
      <text:p text:style-name="P7">Delete cancels the query tool</text:p>
      <text:p text:style-name="P7"/>
      <text:p text:style-name="P8">Sprite aligner has option to select between 1x, 2x and 4x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6:33:35.043000000</meta:creation-date>
    <dc:date>2021-09-18T13:57:23.145000000</dc:date>
    <meta:editing-duration>PT2H41M44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7" meta:word-count="250" meta:character-count="1374" meta:non-whitespace-character-count="1139"/>
  </office:meta>
</office:document-meta>
</file>